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EncodingFilter.CharacterEncodingFilter( String encoding , boolean forceRequestEncoding , boolean forceResponse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acterEncodingFilter.CharacterEncodingFilter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EncodingFilter.isForceReques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EncodingFilter.CharacterEncodingFilter( String encoding , boolean force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EncodingFilter.setForceResponseEncoding( boolean forceResponse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EncodingFilter.isForceResponse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EncodingFilter.doFilterInternal( HttpServletRequest request , HttpServletResponse response , FilterChain filterCha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racterEncodingFilter.setForceRequestEncoding( boolean forceReques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EncodingFilter.CharacterEncoding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racterEncodingFilt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EncodingFilter.setEncoding( @ Nullable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EncodingFilter.setForceEncoding( boolean force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